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Autorská práva<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Pro <text:span text:style-name="T19">t</text:span>oto <text:span text:style-name="T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Poznámka</text:p>
          </text:list-item>
        </text:list>
        <text:p text:style-name="P23">Vše, co do e-mailové konference pošlete, včetně e-mailové adresy a dalších osobních informací uvedených ve zprávě, bude veřejně viditelné bez možnosti smazání.</text:p>
        <text:h text:style-name="P91" text:outline-level="2"><text:bookmark-start text:name="__RefHeading__5644_1566568644"/>Datum vydání a verze programu<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Poznámka pro uživatele systému</text:span> macOS <text:span text:style-name="T22"/><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nebo Linux</text:p>
            </table:table-cell>
            <table:table-cell table:style-name="Table4.A1" office:value-type="string">
              <text:p text:style-name="P38">Ekvivalent pro macOS</text:p>
            </table:table-cell>
            <table:table-cell table:style-name="Table4.A1" office:value-type="string">
              <text:p text:style-name="P38">Výsledek</text:p>
            </table:table-cell>
          </table:table-row>
          <table:table-row table:style-name="Table4.1">
            <table:table-cell table:style-name="Table4.A2" office:value-type="string">
              <text:p text:style-name="P36">Výběr v nabídce <text:span text:style-name="Strong_20_Emphasis"><text:span text:style-name="T21">Nástroje &gt; Možnosti</text:span></text:span><text:span text:style-name="T20"/></text:p>
            </table:table-cell>
            <table:table-cell table:style-name="Table4.B2" office:value-type="string">
              <text:p text:style-name="P36"><text:span text:style-name="Strong_20_Emphasis"><text:span text:style-name="T21">LibreOffice &gt; Předvolby</text:span></text:span></text:p>
            </table:table-cell>
            <table:table-cell table:style-name="Table4.B2" office:value-type="string">
              <text:p text:style-name="P37">Otevřou se možnosti nastavení</text:p>
            </table:table-cell>
          </table:table-row>
          <table:table-row table:style-name="Table4.1">
            <table:table-cell table:style-name="Table4.A2" office:value-type="string">
              <text:p text:style-name="P36"><text:span text:style-name="Keystroke"><text:span text:style-name="T20">Klepnutí pravým tlačítkem</text:span></text:span></text:p>
            </table:table-cell>
            <table:table-cell table:style-name="Table4.A2" office:value-type="string">
              <text:p text:style-name="P37">Control + klepnout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Používá se i s dalšími klávesami</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 + ⌘ + F5</text:span></text:span></text:p>
            </table:table-cell>
            <table:table-cell table:style-name="Table4.A2" office:value-type="string">
              <text:p text:style-name="P37">Otevře se Navigá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 + T</text:span></text:span></text:p>
            </table:table-cell>
            <table:table-cell table:style-name="Table4.A2" office:value-type="string">
              <text:p text:style-name="P37">Otevře <text:span text:style-name="T18">postranní lištu</text:span> Styly<text:span text:style-name="T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4"><text:a xlink:type="simple" xlink:href="#__RefHeading__5636_1566568644" text:style-name="Index_20_Link" text:visited-style-name="Index_20_Link">Autorská práva<text:tab/>2</text:a></text:p>
            <text:p text:style-name="P85"><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5"><text:a xlink:type="simple" xlink:href="#__RefHeading___Toc4648_402817234" text:style-name="Index_20_Link" text:visited-style-name="Index_20_Link">Zpětná vazba<text:tab/>2</text:a></text:p>
            <text:p text:style-name="P85"><text:a xlink:type="simple" xlink:href="#__RefHeading__5644_1566568644" text:style-name="Index_20_Link" text:visited-style-name="Index_20_Link">Datum vydání a verze programu<text:tab/>2</text:a></text:p>
            <text:p text:style-name="P85"><text:a xlink:type="simple" xlink:href="#__RefHeading___Toc4650_402817234" text:style-name="Index_20_Link" text:visited-style-name="Index_20_Link">Poznámka pro uživatele systému macOS<text:tab/>2</text:a></text:p>
            <text:p text:style-name="P84"><text:a xlink:type="simple" xlink:href="#__RefHeading__5648_1566568644" text:style-name="Index_20_Link" text:visited-style-name="Index_20_Link">Úvod<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Zobrazení<text:tab/>6</text:a></text:p>
            <text:p text:style-name="P85"><text:a xlink:type="simple" xlink:href="#__RefHeading__30889_50982823" text:style-name="Index_20_Link" text:visited-style-name="Index_20_Link">Tisk<text:tab/>6</text:a></text:p>
            <text:p text:style-name="P85"><text:a xlink:type="simple" xlink:href="#__RefHeading___Toc448697_690378497" text:style-name="Index_20_Link" text:visited-style-name="Index_20_Link">Cesty<text:tab/>6</text:a></text:p>
            <text:p text:style-name="P85"><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Pokročilé možnosti<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Obecné<text:tab/>9</text:a></text:p>
            <text:p text:style-name="P85"><text:a xlink:type="simple" xlink:href="#__RefHeading__30901_50982823" text:style-name="Index_20_Link" text:visited-style-name="Index_20_Link">Vlastnosti VBA<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Obecné<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Zobrazení<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Vzorec<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Možnosti tisku<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Úprava stávající nabídky<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Vytvoření akcelerátoru<text:tab/>27</text:a></text:p>
            <text:p text:style-name="P85"><text:a xlink:type="simple" xlink:href="#__RefHeading___Toc451436_690378497" text:style-name="Index_20_Link" text:visited-style-name="Index_20_Link">Nástrojové lišty<text:tab/>27</text:a></text:p>
            <text:p text:style-name="P86"><text:a xlink:type="simple" xlink:href="#__RefHeading__30965_50982823" text:style-name="Index_20_Link" text:visited-style-name="Index_20_Link">Vytváření nových lišt<text:tab/>28</text:a></text:p>
            <text:p text:style-name="P86"><text:a xlink:type="simple" xlink:href="#__RefHeading__30969_50982823" text:style-name="Index_20_Link" text:visited-style-name="Index_20_Link">Výběr ikon pro příkazy v liště<text:tab/>28</text:a></text:p>
            <text:p text:style-name="P85"><text:soft-page-break/><text:a xlink:type="simple" xlink:href="#__RefHeading__30971_50982823" text:style-name="Index_20_Link" text:visited-style-name="Index_20_Link">Klávesové zkratky<text:tab/>29</text:a></text:p>
            <text:p text:style-name="P86"><text:a xlink:type="simple" xlink:href="#__RefHeading__30975_50982823" text:style-name="Index_20_Link" text:visited-style-name="Index_20_Link">Uložení změn do souboru<text:tab/>30</text:a></text:p>
            <text:p text:style-name="P86"><text:a xlink:type="simple" xlink:href="#__RefHeading__30977_50982823" text:style-name="Index_20_Link" text:visited-style-name="Index_20_Link">Načtení uložené konfigurace klávesnice<text:tab/>31</text:a></text:p>
            <text:p text:style-name="P86"><text:a xlink:type="simple" xlink:href="#__RefHeading__30979_50982823" text:style-name="Index_20_Link" text:visited-style-name="Index_20_Link">Obnovení klávesových zkratek<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Přiřazení maker k událostem<text:tab/>31</text:a></text:p>
            <text:p text:style-name="P84"><text:a xlink:type="simple" xlink:href="#__RefHeading__30983_50982823" text:style-name="Index_20_Link" text:visited-style-name="Index_20_Link">Přidání funkcí pomocí rozšíření<text:tab/>31</text:a></text:p>
            <text:p text:style-name="P85"><text:a xlink:type="simple" xlink:href="#__RefHeading__30985_50982823" text:style-name="Index_20_Link" text:visited-style-name="Index_20_Link">Instalace rozšíření<text:tab/>31</text:a></text:p>
            <text:p text:style-name="P85"><text:a xlink:type="simple" xlink:href="#__RefHeading___Toc451654_690378497" text:style-name="Index_20_Link" text:visited-style-name="Index_20_Link">Aktualizace rozšíření<text:tab/>31</text:a></text:p>
            <text:p text:style-name="P85"><text:a xlink:type="simple" xlink:href="#__RefHeading___Toc451656_690378497" text:style-name="Index_20_Link" text:visited-style-name="Index_20_Link">Odstranění a zakázání rozšíření<text:tab/>32</text:a></text:p>
            <text:p text:style-name="P84"><text:a xlink:type="simple" xlink:href="#__RefHeading___Toc438011_690378497" text:style-name="Index_20_Link" text:visited-style-name="Index_20_Link">Přidání vlastních barev<text:tab/>32</text:a></text:p>
          </text:index-body>
        </text:table-of-content>
        <text:p text:style-name="P6"/>
      </text:section>
      <text:h text:style-name="P90" text:outline-level="1"><text:bookmark-start text:name="__RefHeading__5648_1566568644"/>Úvod<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Obrázek <text:sequence text:ref-name="refFigure0" text:name="Figure" text:formula="ooow:Figure+1" style:num-format="1">1</text:sequence>: Možnosti LibreOffice</text:p></draw:text-box></draw:frame></text:p>
      <text:list xml:id="list111553447943686" text:continue-list="list3718841867" text:style-name="Heading_20_Note">
        <text:list-item>
          <text:p text:style-name="P98">Poznámka</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živatelské údaje"/>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Zobrazení<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možnosti tisku"/>Tisk<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Zabezpečení<text:bookmark-end text:name="__RefHeading__30893_50982823"/></text:h>
      <text:p text:style-name="Text_20_body">Use <text:alphabetical-index-mark text:string-value="možnosti sdílení souborů"/>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Možnosti <text:span text:style-name="T206">z</text:span>abezpečení a <text:span text:style-name="T206">v</text:span>arování</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Můžeme zadat hlavní heslo, které umožní snadno přistupovat k webovým stránkám vyžadujícím uživatelské jméno a heslo. If you select the <text:span text:style-name="Strong_20_Emphasis">Persistently save passwords for web connections</text:span> option, the Set Master Password dialog (not shown here) opens. LibreOffice bude bezpečně ukládat všechna hesla, která použijeme pro přístup k souborům z webových serverů. Abychom hesla ze seznamu získali, je potřeba zadat hlavní heslo.</text:p>
      <text:p text:style-name="Definition_20_Term">Macro <text:span text:style-name="T206">S</text:span>ecurity</text:p>
      <text:p text:style-name="Text_20_body_20_indent">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Definition_20_Term">Cesta pro certifikáty</text:p>
      <text:p text:style-name="Text_20_body_20_indent">Users <text:span text:style-name="T83">can</text:span> digitally sign documents <text:span text:style-name="T84">using LibreOffice</text:span>. Elektronický podpis vyžaduje osobní podpisový certifikát.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Poznámka</text:p>
        </text:list-item>
      </text:list>
      <text:p text:style-name="Text_20_Note">Th<text:span text:style-name="T30">e Certificate Path</text:span> option appears only on Linux and Mac systems. V systému Windows používá LibreOffice k ukládání a načítání certifikátů výchozí umístění Windows.</text:p>
      <text:p text:style-name="P48">TSAs – autority časových razítek</text:p>
      <text:p text:style-name="P62">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text:span text:style-name="T202">z</text:span>abezpečení a <text:span text:style-name="T202">v</text:span>arování<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odstranění osobních informací při ukládání"/>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textové odkazy"/>Pro otevření hypertextových odkazů vyžadovat Ctrl-klepnutí</text:p>
      <text:p text:style-name="P71">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h text:style-name="Heading_20_2" text:outline-level="2"><text:bookmark-start text:name="__RefHeading__30895_50982823"/><text:alphabetical-index-mark text:string-value="možnosti vzhledu"/>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Pokročilé možnosti<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Zaškrtnutím této možnosti povolíme funkce, jejichž vývoj ještě není ukončen nebo obsahují chyby. Seznam těchto vlastností se pro různé verze liší.</text:p>
      <text:p text:style-name="Definition_20_Term"><text:soft-page-break/>Povolit záznam maker (<text:span text:style-name="T195">omezená </text:span>funkčnost)</text:p>
      <text:p text:style-name="Text_20_body_20_indent">Zaškrtnutím této možnosti povolíme záznam maker s jistými omezeními.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Pokud není dialogové okno Možnosti otevřené, zvolíme v hlavní nabídce <text:span text:style-name="Strong_20_Emphasis">Nástroje &gt; Možnosti</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Obecné<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Výchozí <text:span text:style-name="T202">f</text:span>ormát <text:span text:style-name="T202">s</text:span>ouborů a nastavení ODF <text:span text:style-name="T202"/></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Možnosti načítání a ukládání vlastností VBA"/>Vlastnosti VBA<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2">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převod souborů Microsoft Office"/>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Pokud chceme, aby se makro spouštělo automaticky při otevírání HTML dokumentu, zvolíme příslušnou položku v <text:span text:style-name="Strong_20_Emphasis">Nástroje &gt; Přizpůsobit &gt; Události</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Rozvržení tisku</text:p>
      <text:p text:style-name="P65">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Export – Copy local <text:span text:style-name="T195">images</text:span> to Internet</text:p>
      <text:p text:style-name="P65">Pokud tuto možnost zaškrtneme, při nahrávání dokumentu na internetový server pomocí FTP se automaticky nahrají také obrázky vložené do dokumentu.</text:p>
      <text:p text:style-name="P49">Export – Znaková sada</text:p>
      <text:p text:style-name="P65">Vybereme příslušnou znakovou sadu pro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Obecné<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Zobrazení<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zvýrazňování hodnot"/>Zvýrazňování hodnot</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Ukotvení</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Poznámka</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Zalomení stránky</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ární výrazy"/>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Upozornění</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Vzorec<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možnosti"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možnosti"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možnosti" text:key1="Automatické opravy"/>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Upravit můžeme nabídky, nástrojové lišty a klávesové zkratky, a pokud je potřeba, také nové nabídky a lišty přidat. Také lze přiřadit makra k událostem.</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Chceme-li přizpůsobit <text:alphabetical-index-mark-start text:id="IMark452306008" text:key1="customizing"/>nabídky<text:alphabetical-index-mark-end text:id="IMark452306008"/><text:alphabetical-index-mark text:string-value="přizpůsobení" text:key1="nabídky"/>, <text:span text:style-name="T181">z</text:span>volíme <text:span text:style-name="Strong_20_Emphasis">Nástroje &gt; Přizpůsobit</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text:span><text:span text:style-name="Emphasis"><text:span text:style-name="T45">blast platnosti</text:span></text:span> <text:span text:style-name="T179">v pravé horní části dialogového okna Přizpůsobit</text:span> zvolíme zda chceme uložit toto změněné menu pro Calc, nebo pro vybraný dokument.</text:p>
        </text:list-item>
        <text:list-item>
          <text:p text:style-name="Numbering_20_1">V rozevíracím seznamu <text:span text:style-name="Emphasis"><text:span text:style-name="T45">Cíl</text:span></text:span> <text:span text:style-name="T78"/> <text:span text:style-name="T179">vybereme </text:span>nabídku, kterou chceme upravit. V tomto seznamu se nacházejí všechny položky hlavní nabídky, <text:span text:style-name="T179">jakož i její podpoložky</text:span>.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Hledání můžeme zúžit <text:span text:style-name="T46">po</text:span>užitím pole <text:span text:style-name="Emphasis">Hledat</text:span> <text:span text:style-name="T180">vlevo nahoře</text:span> nebo výběrem v rozevíracím seznamu <text:span text:style-name="Emphasis">Kategorie</text:span>.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Změny nakonec uložíme klepnutím na tlačítko <text:span text:style-name="Strong_20_Emphasis">OK</text:span>.</text:p>
        </text:list-item>
      </text:list>
      <text:h text:style-name="Heading_20_3" text:outline-level="3"><text:bookmark-start text:name="__RefHeading__30957_50982823"/><text:alphabetical-index-mark text:string-value="vytváření" text:key1="nabídky"/>Vytváření nové nabídky<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Zadáme jméno <text:span text:style-name="T47"/> nové nabídky do pole <text:span text:style-name="Emphasis">Název nabídky</text:span>.</text:p>
        </text:list-item>
        <text:list-item>
          <text:p text:style-name="Numbering_20_1">Šipkami nahoru a dolů nabídku přesuneme na požadovanou pozici <text:span text:style-name="T181">n</text:span>a <text:span text:style-name="T48">l</text:span><text:span text:style-name="T181">iště nabídky</text:span>. Klepnutím na tlačítko <text:span text:style-name="Strong_20_Emphasis">OK</text:span> uložíme nastavení <text:span text:style-name="T138">a vrátíme se do dialogového okna Přizpůsobit</text:span>.</text:p>
        </text:list-item>
      </text:list>
      <text:p text:style-name="Text_20_body">Nová nabídka se objeví v okně Přizpůsobit v seznamu nabídek. Na <text:span text:style-name="T204">n</text:span>ástrojové liště se objeví po uložení úprav.</text:p>
      <text:p text:style-name="Text_20_body">Poté, co byla vytvořena nová nabídka, do ní lze přidat příkazy, jak bylo vysvětleno <text:span text:style-name="T49">výše při úpravách nabídek</text:span>.</text:p>
      <text:h text:style-name="Heading_20_3" text:outline-level="3"><text:bookmark-start text:name="__RefHeading___Toc418840_690378497"/><text:soft-page-break/>Vytvoření akcelerátoru<text:bookmark-end text:name="__RefHeading___Toc418840_690378497"/></text:h>
      <text:p text:style-name="Text_20_body">Ve vlastních názvech nabídek <text:span text:style-name="T139">m</text:span>ůžeme určit jedno písmeno názvu, které bude sloužit pro klávesovou zkratku.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Vytvoření akcel<text:span text:style-name="T140">erátoru:</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Klepneme na tlačítko <text:span text:style-name="Strong_20_Emphasis">Změnit</text:span><text:span text:style-name="T140"> </text:span><text:span text:style-name="T50">a </text:span><text:span text:style-name="T49">v</text:span>ybereme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text:span text:style-name="T141">Klepnutím na tlačítko </text:span><text:span text:style-name="Strong_20_Emphasis">OK</text:span><text:span text:style-name="T141"> u</text:span><text:span text:style-name="T142">ložíme změnu</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Upozornění</text:p>
        </text:list-item>
      </text:list>
      <text:p text:style-name="Text_20_Note">Při <text:span text:style-name="T143">přiřazování akcelerátoru</text:span> musíme být opatrní<text:span text:style-name="T143">, abychom nepoužili písmeno, které je již přiřazeno k nabídce nebo příkazu. Stejné kombinace písmen a kláves lze použít pro příkazy spojené s různými položkami nabídky, ale nikoli pro příkazy spojené se stejnou nabídkou nebo položkou nabídky.</text:span></text:p>
      <text:h text:style-name="P93" text:outline-level="2"><text:bookmark-start text:name="__RefHeading___Toc451436_690378497"/><text:alphabetical-index-mark text:string-value="nástrojové lišty" text:key1="přizpůsobení"/><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V rozevíracím seznamu <text:span text:style-name="Emphasis"><text:span text:style-name="T176">Cíl</text:span></text:span> <text:span text:style-name="T176"/> <text:span text:style-name="T87">vybereme </text:span>nástrojovou lištu, kterou chceme upravit. Současný obsah nástrojové lišty je zobrazen v pravém panelu pod seznamem.</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Pomocí šipek nahoru a dolů na pravé straně můžeme přesunout příkaz na jiné místo.</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Změny nakonec uložíme klepnutím na tlačítko <text:span text:style-name="Strong_20_Emphasis">OK</text:span>.</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vytváření" text:key1="nástrojové lišty"/>Vytváření nových lišt<text:bookmark-end text:name="__RefHeading__30965_50982823"/></text:h>
      <text:p text:style-name="Text_20_Body_20_List_20_Intro">Pokud chceme vytvořit novou lištu:</text:p>
      <text:list xml:id="list111553626092472" text:continue-list="list652036830" text:style-name="Numbering_20_1">
        <text:list-item text:start-value="1">
          <text:p text:style-name="Numbering_20_1"><text:span text:style-name="T78">V hlavní nabídce zvolíme </text:span><text:span text:style-name="Strong_20_Emphasis">Nástroje &gt; Přizpůsobit</text:span><text:span text:style-name="T198"/><text:span text:style-name="T204"/>.</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Nová lišta se v okně Přizpůsobit objeví v seznamu lišt.</text:p>
      <text:p text:style-name="P18">To add commands to the new toolbar, follow the instructions earlier for modifying a toolbar.</text:p>
      <text:h text:style-name="Heading_20_3" text:outline-level="3"><text:bookmark-start text:name="__RefHeading__30969_50982823"/><text:alphabetical-index-mark text:string-value="výběr ikon pro příkazy" text:key1="nástrojové lišty"/>Výběr ikon pro příkazy v liště<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Ikony pro příkaz můžeme vybrat tak, že na kartě Nástrojové lišty klepneme na <text:span text:style-name="Strong_20_Emphasis">Změnit &gt; Změnit </text:span><text:span text:style-name="Strong_20_Emphasis"><text:span text:style-name="T183">i</text:span></text:span><text:span text:style-name="Strong_20_Emphasis">konu</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lávesové zkratky<text:bookmark-end text:name="__RefHeading__30971_50982823"/></text:h>
      <text:p text:style-name="Text_20_body">In addition to using the built-in <text:alphabetical-index-mark text:string-value="přiřazení" text:key1="klávesové zkratky"/><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Upozornění</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Poznámka</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Klávesové zkratky přizpůsobíme <text:alphabetical-index-mark text:string-value="přizpůsobení" text:key1="klávesové zkratky"/> svým potřebám takto:</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Poznámka</text:p>
        </text:list-item>
      </text:list>
      <text:p text:style-name="Text_20_Note">All existing shortcut keys for the currently selected Function are listed in the Keys selection box. If the Keys list is empty, it indicates that the chosen key combination is free for use. Pokud by nebylo prázdné a již použitou zkratku bychom chtěli použít pro jiný účel, musíme ji nejdříve odstranit.</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Uložení změn do souboru<text:bookmark-end text:name="__RefHeading__30975_50982823"/></text:h>
      <text:p text:style-name="Text_20_Body_20_List_20_Intro">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soft-page-break/>Načtení uložené konfigurace klávesnice<text:bookmark-end text:name="__RefHeading__30977_50982823"/></text:h>
      <text:p text:style-name="Text_20_body">To <text:alphabetical-index-mark text:string-value="načtení ze souboru" text:key1="klávesové zkratky"/>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Obnovení klávesových zkratek<text:bookmark-end text:name="__RefHeading__30979_50982823"/></text:h>
      <text:p text:style-name="P17">To <text:alphabetical-index-mark text:string-value="obnovení do výchozího nastavení" text:key1="klávesové zkratky"/>reset all of the keyboard shortcuts to their default values, click the <text:span text:style-name="Strong_20_Emphasis">Reset</text:span> button <text:span text:style-name="T42">on the</text:span>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9">Makra s událostmi propojíme na kartě Události v okně Přizpůsobit.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Přidání funkcí pomocí rozšíření<text:bookmark-end text:name="__RefHeading__30983_50982823"/></text:h>
      <text:p text:style-name="Text_20_body">An <text:alphabetical-index-mark text:string-value="introduction" text:key1="rozšíření"/>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Proto je vhodné si prohlédnout popis rozšíření, kde se dozvíme, pod jakou licencí jsou šířeny, zda jsou placené a jaká je cena.</text:p>
      <text:h text:style-name="Heading_20_2" text:outline-level="2"><text:bookmark-start text:name="__RefHeading__30985_50982823"/>Instalace rozšíření<text:bookmark-end text:name="__RefHeading__30985_50982823"/></text:h>
      <text:p text:style-name="Text_20_Body_20_List_20_Intro">Chceme-li <text:alphabetical-index-mark text:string-value="instalace" text:key1="rozšíření"/>nainstalovat rozšíření <text:span text:style-name="T151">uvedené v úložišti</text:span>, postupujeme takto:</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Otevře se okno internetového prohlížeče. Najdeme požadované rozšíření a <text:span text:style-name="T199">stáhneme jej do počítače</text:span>.</text:p>
        </text:list-item>
        <text:list-item>
          <text:p text:style-name="Numbering_20_1"><text:span text:style-name="T55">P</text:span><text:span text:style-name="T56">o</text:span><text:span text:style-name="T193"> stažení rozšíření se vrátíme do </text:span>dialogového okna Správce rozšíření <text:span text:style-name="T151">a</text:span>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p>
        </text:list-item>
        <text:list-item>
          <text:p text:style-name="Numbering_20_1">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Aktuali<text:span text:style-name="T185">zace</text:span> <text:span text:style-name="T186">r</text:span>ozšíření<text:bookmark-end text:name="__RefHeading___Toc451654_690378497"/></text:h>
      <text:p text:style-name="P19"><text:span text:style-name="T52">V dialogovém okně Správce rozšíření klepneme na tlačítko</text:span>  <text:span text:style-name="Strong_20_Emphasis">Zkontrolovat </text:span><text:span text:style-name="Strong_20_Emphasis"><text:span text:style-name="T204"/></text:span><text:span text:style-name="Strong_20_Emphasis"> aktualizace</text:span><text:span text:style-name="T185"/><text:span text:style-name="T204">, čímž se spustí online kontrola aktualizací všech nainstalovaných rozšíření.</text:span></text:p>
      <text:h text:style-name="P94" text:outline-level="2"><text:bookmark-start text:name="__RefHeading___Toc451656_690378497"/><text:soft-page-break/>Odstranění a zakázání <text:span text:style-name="T186">r</text:span>ozšíření<text:bookmark-end text:name="__RefHeading___Toc451656_690378497"/></text:h>
      <text:p text:style-name="P19"><text:span text:style-name="T53">P</text:span><text:span text:style-name="T52">ro</text:span><text:span text:style-name="T185"> odstranění (odinstalaci) </text:span><text:span text:style-name="T53"/><text:span text:style-name="T52"/><text:span text:style-name="T187">rozšíření, které jsme nainstalovali, vybereme rozšíření v hlavním okně dialogového okna Správce rozšíření a klepneme na tlačítko </text:span><text:span text:style-name="Strong_20_Emphasis"><text:span text:style-name="T187">Odstranit</text:span></text:span><text:span text:style-name="T187">.</text:span></text:p>
      <text:p text:style-name="P19"><text:span text:style-name="T54">P</text:span><text:span text:style-name="T52">ro</text:span><text:span text:style-name="T185"> zákaz rozšíření bez odstranění (odinstalace) vybereme rozšíření v hlavním okně dialogového okna Správce rozšíření a klepneme na tlačítko </text:span><text:span text:style-name="Strong_20_Emphasis"><text:span text:style-name="T185">Zakázat</text:span></text:span><text:span text:style-name="T185">. Tlačítko se poté změní na </text:span><text:span text:style-name="Strong_20_Emphasis"><text:span text:style-name="T185">Povolit</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Přidání vlastních barev<text:bookmark-end text:name="__RefHeading___Toc438011_690378497"/></text:h>
      <text:p text:style-name="P8"><text:span text:style-name="T158">V</text:span>erze LibreOffice <text:span text:style-name="T158">dřívější než 5.3</text:span> měly stránku Barvy v <text:span text:style-name="Strong_20_Emphasis">Nástroje &gt; Možnosti</text:span>, kde se mohly přidat vlastní barvy do palety barev, například tak, aby <text:span text:style-name="T158"/>přesně odpovídaly podnikovému barevnému schématu. Tato stránka byla odstraněna. Postup pro definování <text:span text:style-name="T159"/>vlastní barvy je nyní následující:</text:p>
      <text:list xml:id="list111553462247237" text:continue-list="list111553626092472"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Z rozevíracího seznamu </text:span><text:span text:style-name="Emphasis"><text:span text:style-name="T160">Paleta</text:span></text:span><text:span text:style-name="T160"> v oblasti </text:span><text:span text:style-name="Emphasis"><text:span text:style-name="T160">Barvy</text:span></text:span><text:span text:style-name="T160"> vybereme, do které palety chceme přidat novou barvu.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text:soft-page-break/>Grafický objekt můžeme z dokumentu odstranit.</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